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1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99pt ridge #000000"/>
    </style:style>
    <style:style style:name="ce2" style:family="table-cell" style:parent-style-name="Default">
      <style:table-cell-properties style:text-align-source="fix" style:repeat-content="false" fo:border="0.99pt ridge #000000"/>
      <style:paragraph-properties fo:text-align="start" fo:margin-left="0mm"/>
    </style:style>
    <style:style style:name="ce3" style:family="table-cell" style:parent-style-name="Default" style:data-style-name="N61">
      <style:table-cell-properties style:text-align-source="fix" style:repeat-content="false" fo:border="0.99pt ridge #000000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order="0.99pt ridge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ridge #000000"/>
      <style:paragraph-properties fo:text-align="center" fo:margin-left="0mm"/>
    </style:style>
    <style:style style:name="ce6" style:family="table-cell" style:parent-style-name="Default" style:data-style-name="N108">
      <style:table-cell-properties fo:wrap-option="wrap" fo:border="0.99pt ridge #000000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>
            <text:p>Modelos/Hiperparâmetro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Decay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1st dense layer</text:p>
          </table:table-cell>
          <table:table-cell table:style-name="ce1" office:value-type="string" calcext:value-type="string">
            <text:p>2nd dense layer</text:p>
          </table:table-cell>
          <table:table-cell table:style-name="ce1" office:value-type="string" calcext:value-type="string">
            <text:p>3rd dense layer</text:p>
          </table:table-cell>
          <table:table-cell table:style-name="ce1" office:value-type="string" calcext:value-type="string">
            <text:p>Test Loss</text:p>
          </table:table-cell>
          <table:table-cell table:style-name="ce1"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Modelo 1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.25</text:p>
          </table:table-cell>
          <table:table-cell table:number-columns-repeated="3"/>
          <table:table-cell office:value-type="float" office:value="0.529993712902069" calcext:value-type="float">
            <text:p>0,52999</text:p>
          </table:table-cell>
          <table:table-cell office:value-type="float" office:value="0.85142856836319" calcext:value-type="float">
            <text:p>0,85143</text:p>
          </table:table-cell>
        </table:table-row>
        <table:table-row table:style-name="ro1">
          <table:table-cell office:value-type="string" calcext:value-type="string">
            <text:p>Modelo 2</text:p>
          </table:table-cell>
          <table:table-cell table:style-name="ce4" office:value-type="float" office:value="0.000001" calcext:value-type="float">
            <text:p>1E-06</text:p>
          </table:table-cell>
          <table:table-cell table:style-name="ce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26781225204468" calcext:value-type="float">
            <text:p>1,26781</text:p>
          </table:table-cell>
          <table:table-cell office:value-type="float" office:value="0.708571434020996" calcext:value-type="float">
            <text:p>0,70857</text:p>
          </table:table-cell>
        </table:table-row>
        <table:table-row table:style-name="ro1">
          <table:table-cell office:value-type="string" calcext:value-type="string">
            <text:p>Modelo 3</text:p>
          </table:table-cell>
          <table:table-cell office:value-type="float" office:value="0.00001" calcext:value-type="float">
            <text:p>1,00E-0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863169491291046" calcext:value-type="float">
            <text:p>0,86317</text:p>
          </table:table-cell>
          <table:table-cell office:value-type="float" office:value="0.680000007152557" calcext:value-type="float">
            <text:p>0,68000</text:p>
          </table:table-cell>
        </table:table-row>
        <table:table-row table:style-name="ro1">
          <table:table-cell office:value-type="string" calcext:value-type="string">
            <text:p>Modelo 4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.25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1.34390139579773" calcext:value-type="float">
            <text:p>1,34390</text:p>
          </table:table-cell>
          <table:table-cell office:value-type="float" office:value="0.765714287757874" calcext:value-type="float">
            <text:p>0,76571</text:p>
          </table:table-cell>
        </table:table-row>
        <table:table-row table:style-name="ro1">
          <table:table-cell office:value-type="string" calcext:value-type="string">
            <text:p>Modelo 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983555853366852" calcext:value-type="float">
            <text:p>0,98356</text:p>
          </table:table-cell>
          <table:table-cell office:value-type="float" office:value="0.77142858505249" calcext:value-type="float">
            <text:p>0,77143</text:p>
          </table:table-cell>
        </table:table-row>
        <table:table-row table:style-name="ro1">
          <table:table-cell office:value-type="string" calcext:value-type="string">
            <text:p>Modelo 6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935071349143982" calcext:value-type="float">
            <text:p>0,93507</text:p>
          </table:table-cell>
          <table:table-cell office:value-type="float" office:value="0.805714309215546" calcext:value-type="float">
            <text:p>0,80571</text:p>
          </table:table-cell>
        </table:table-row>
        <table:table-row table:style-name="ro1">
          <table:table-cell office:value-type="string" calcext:value-type="string">
            <text:p>Modelo 7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.853489696979523" calcext:value-type="float">
            <text:p>0,85349</text:p>
          </table:table-cell>
          <table:table-cell office:value-type="float" office:value="0.868571400642395" calcext:value-type="float">
            <text:p>0,86857</text:p>
          </table:table-cell>
        </table:table-row>
        <table:table-row table:style-name="ro1">
          <table:table-cell office:value-type="string" calcext:value-type="string">
            <text:p>Modelo 8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0.831245958805084" calcext:value-type="float">
            <text:p>0,83125</text:p>
          </table:table-cell>
          <table:table-cell office:value-type="float" office:value="0.862857162952423" calcext:value-type="float">
            <text:p>0,86286</text:p>
          </table:table-cell>
        </table:table-row>
        <table:table-row table:style-name="ro1">
          <table:table-cell office:value-type="string" calcext:value-type="string">
            <text:p>Modelo 9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.2158077955246" calcext:value-type="float">
            <text:p>1,21581</text:p>
          </table:table-cell>
          <table:table-cell office:value-type="float" office:value="0.788571417331696" calcext:value-type="float">
            <text:p>0,78857</text:p>
          </table:table-cell>
        </table:table-row>
        <table:table-row table:style-name="ro1">
          <table:table-cell office:value-type="string" calcext:value-type="string">
            <text:p>Modelo 10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525684237480164" calcext:value-type="float">
            <text:p>0,52568</text:p>
          </table:table-cell>
          <table:table-cell office:value-type="float" office:value="0.845714271068573" calcext:value-type="float">
            <text:p>0,84571</text:p>
          </table:table-cell>
        </table:table-row>
        <table:table-row table:style-name="ro1">
          <table:table-cell office:value-type="string" calcext:value-type="string">
            <text:p>Modelo 11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874382555484772" calcext:value-type="float">
            <text:p>0,87438</text:p>
          </table:table-cell>
          <table:table-cell office:value-type="float" office:value="0.788571417331696" calcext:value-type="float">
            <text:p>0,78857</text:p>
          </table:table-cell>
        </table:table-row>
        <table:table-row table:style-name="ro1">
          <table:table-cell office:value-type="string" calcext:value-type="string">
            <text:p>Modelo 12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0.526800572872162" calcext:value-type="float">
            <text:p>0,52680</text:p>
          </table:table-cell>
          <table:table-cell office:value-type="float" office:value="0.839999973773956" calcext:value-type="float">
            <text:p>0,84000</text:p>
          </table:table-cell>
        </table:table-row>
        <table:table-row table:style-name="ro1">
          <table:table-cell office:value-type="string" calcext:value-type="string">
            <text:p>Modelo 13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0.567239701747894" calcext:value-type="float">
            <text:p>0,56724</text:p>
          </table:table-cell>
          <table:table-cell office:value-type="float" office:value="0.828571438789368" calcext:value-type="float">
            <text:p>0,82857</text:p>
          </table:table-cell>
        </table:table-row>
        <table:table-row table:style-name="ro1">
          <table:table-cell office:value-type="string" calcext:value-type="string">
            <text:p>Modelo 14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5" calcext:value-type="float">
            <text:p>0,25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0.42534950375557" calcext:value-type="float">
            <text:p>0,42535</text:p>
          </table:table-cell>
          <table:table-cell office:value-type="float" office:value="0.885714292526245" calcext:value-type="float">
            <text:p>0,8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1:33:52.487556763</meta:creation-date>
    <dc:date>2020-04-28T11:27:53.503543208</dc:date>
    <meta:editing-duration>PT12M37S</meta:editing-duration>
    <meta:editing-cycles>8</meta:editing-cycles>
    <meta:generator>LibreOffice/6.0.7.3$Linux_X86_64 LibreOffice_project/00m0$Build-3</meta:generator>
    <meta:document-statistic meta:table-count="1" meta:cell-count="126" meta:object-count="0"/>
  </office:meta>
</office:document-meta>
</file>